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adornments="Normal" style:font-family-generic="swiss"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Helvetica, Arial, sans-serif, 'Apple Color Emoji', 'Segoe UI Emoji'"/>
    <style:font-face style:name="sans-serif" svg:font-family="sans-serif"/>
  </office:font-face-decls>
  <office:automatic-styles>
    <style:style style:name="P1" style:family="paragraph" style:parent-style-name="Text_20_body">
      <style:paragraph-properties fo:line-height="5%"/>
      <style:text-properties fo:font-size="10pt" officeooo:rsid="001d2dce" officeooo:paragraph-rsid="001d2dce"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4"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5"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P6" style:family="paragraph" style:parent-style-name="Text_20_body">
      <style:paragraph-properties fo:margin-top="0.014cm" fo:margin-bottom="0cm" style:contextual-spacing="false"/>
    </style:style>
    <style:style style:name="P7" style:family="paragraph" style:parent-style-name="Heading_20_1">
      <style:paragraph-properties fo:margin-left="0.203cm" fo:margin-right="0cm" fo:margin-top="0.164cm" fo:margin-bottom="0cm" style:contextual-spacing="false" fo:text-indent="0cm" style:auto-text-indent="false"/>
      <style:text-properties style:font-name="Arial"/>
    </style:style>
    <style:style style:name="P8" style:family="paragraph" style:parent-style-name="List_20_Paragraph">
      <style:paragraph-properties fo:margin-left="0.628cm" fo:margin-right="0cm" fo:margin-top="0cm" fo:margin-bottom="0cm" style:contextual-spacing="false" fo:line-height="0.487cm" fo:text-align="start" style:justify-single-word="false" fo:text-indent="-0.425cm" style:auto-text-indent="false">
        <style:tab-stops>
          <style:tab-stop style:position="0.628cm"/>
        </style:tab-stops>
      </style:paragraph-properties>
      <style:text-properties fo:font-size="12pt" style:font-size-asian="12pt"/>
    </style:style>
    <style:style style:name="P9" style:family="paragraph" style:parent-style-name="List_20_Paragraph">
      <style:paragraph-properties fo:margin-left="0.628cm" fo:margin-right="0cm" fo:margin-top="0cm" fo:margin-bottom="0cm" style:contextual-spacing="false" fo:line-height="0.487cm" fo:text-align="start" style:justify-single-word="false" fo:text-indent="-0.425cm" style:auto-text-indent="false">
        <style:tab-stops>
          <style:tab-stop style:position="0.628cm"/>
        </style:tab-stops>
      </style:paragraph-properties>
      <style:text-properties fo:font-size="12pt" officeooo:rsid="00234409" officeooo:paragraph-rsid="00234409" style:font-size-asian="12pt"/>
    </style:style>
    <style:style style:name="P10"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style:font-size-asian="12pt"/>
    </style:style>
    <style:style style:name="P11"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paragraph-rsid="00249641" style:font-size-asian="12pt"/>
    </style:style>
    <style:style style:name="P12"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25e43c" officeooo:paragraph-rsid="00249641" style:font-size-asian="12pt"/>
    </style:style>
    <style:style style:name="P13"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249641" officeooo:paragraph-rsid="00249641" style:font-size-asian="12pt"/>
    </style:style>
    <style:style style:name="P14"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28b212" officeooo:paragraph-rsid="0028b212" style:font-size-asian="12pt"/>
    </style:style>
    <style:style style:name="P15"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29c6e7" officeooo:paragraph-rsid="0029c6e7" style:font-size-asian="12pt"/>
    </style:style>
    <style:style style:name="P16" style:family="paragraph" style:parent-style-name="Heading_20_1" style:list-style-name="WWNum1">
      <style:paragraph-properties fo:margin-left="0.577cm" fo:margin-right="0cm" fo:margin-top="0.393cm" fo:margin-bottom="0cm" style:contextual-spacing="false" fo:line-height="0.568cm" fo:text-align="start" style:justify-single-word="false" fo:text-indent="-0.374cm" style:auto-text-indent="false">
        <style:tab-stops>
          <style:tab-stop style:position="0.577cm"/>
        </style:tab-stops>
      </style:paragraph-properties>
    </style:style>
    <style:style style:name="P17" style:family="paragraph" style:parent-style-name="Heading_20_1" style:list-style-name="WWNum3">
      <style:paragraph-properties fo:margin-left="0.577cm" fo:margin-right="0cm" fo:margin-top="0cm" fo:margin-bottom="0cm" style:contextual-spacing="false" fo:line-height="0.533cm" fo:text-align="start" style:justify-single-word="false" fo:text-indent="-0.374cm" style:auto-text-indent="false">
        <style:tab-stops>
          <style:tab-stop style:position="0.577cm"/>
        </style:tab-stops>
      </style:paragraph-properties>
    </style:style>
    <style:style style:name="P18" style:family="paragraph" style:parent-style-name="List_20_Paragraph" style:list-style-name="WWNum1">
      <style:paragraph-properties fo:margin-left="0.577cm" fo:margin-right="0cm" fo:margin-top="0.213cm" fo:margin-bottom="0cm" style:contextual-spacing="false" fo:line-height="0.533cm" fo:text-align="start" style:justify-single-word="false" fo:text-indent="-0.374cm" style:auto-text-indent="false">
        <style:tab-stops>
          <style:tab-stop style:position="0.577cm"/>
        </style:tab-stops>
      </style:paragraph-properties>
      <style:text-properties fo:font-size="14pt" fo:font-weight="bold" style:font-size-asian="14pt" style:font-weight-asian="bold"/>
    </style:style>
    <style:style style:name="P19" style:family="paragraph" style:parent-style-name="List_20_Paragraph" style:list-style-name="WWNum1">
      <style:paragraph-properties fo:margin-left="1.475cm" fo:margin-right="0cm" fo:margin-top="0cm" fo:margin-bottom="0cm" style:contextual-spacing="false" fo:line-height="0.534cm" fo:text-align="start" style:justify-single-word="false" fo:text-indent="-0.637cm" style:auto-text-indent="false">
        <style:tab-stops>
          <style:tab-stop style:position="1.473cm"/>
          <style:tab-stop style:position="1.475cm"/>
        </style:tab-stops>
      </style:paragraph-properties>
    </style:style>
    <style:style style:name="P20" style:family="paragraph" style:parent-style-name="List_20_Paragraph" style:list-style-name="WWNum1">
      <style:paragraph-properties fo:margin-left="1.475cm" fo:margin-right="0cm" fo:margin-top="0cm" fo:margin-bottom="0cm" style:contextual-spacing="false" fo:line-height="0.487cm" fo:text-align="start" style:justify-single-word="false" fo:text-indent="-0.637cm" style:auto-text-indent="false">
        <style:tab-stops>
          <style:tab-stop style:position="1.473cm"/>
          <style:tab-stop style:position="1.475cm"/>
        </style:tab-stops>
      </style:paragraph-properties>
    </style:style>
    <style:style style:name="P21" style:family="paragraph" style:parent-style-name="List_20_Paragraph" style:list-style-name="WWNum1">
      <style:paragraph-properties fo:margin-left="1.475cm" fo:margin-right="0cm" fo:margin-top="0cm" fo:margin-bottom="0cm" style:contextual-spacing="false" fo:line-height="0.568cm" fo:text-align="start" style:justify-single-word="false" fo:text-indent="-0.637cm" style:auto-text-indent="false">
        <style:tab-stops>
          <style:tab-stop style:position="1.473cm"/>
          <style:tab-stop style:position="1.475cm"/>
        </style:tab-stops>
      </style:paragraph-properties>
    </style:style>
    <style:style style:name="P22" style:family="paragraph" style:parent-style-name="List_20_Paragraph" style:list-style-name="WWNum2">
      <style:paragraph-properties fo:margin-left="0.628cm" fo:margin-right="0cm" fo:margin-top="0cm" fo:margin-bottom="0cm" style:contextual-spacing="false" fo:line-height="0.487cm" fo:text-align="start" style:justify-single-word="false" fo:text-indent="-0.425cm" style:auto-text-indent="false">
        <style:tab-stops>
          <style:tab-stop style:position="0.628cm"/>
        </style:tab-stops>
      </style:paragraph-properties>
      <style:text-properties fo:font-weight="bold" style:font-weight-asian="bold" style:font-weight-complex="bold"/>
    </style:style>
    <style:style style:name="P23" style:family="paragraph" style:parent-style-name="List_20_Paragraph" style:list-style-name="WWNum2">
      <style:paragraph-properties fo:margin-left="0.628cm" fo:margin-right="0cm" fo:margin-top="0cm" fo:margin-bottom="0cm" style:contextual-spacing="false" fo:line-height="100%" fo:text-align="start" style:justify-single-word="false" fo:text-indent="-0.425cm" style:auto-text-indent="false">
        <style:tab-stops>
          <style:tab-stop style:position="0.628cm"/>
        </style:tab-stops>
      </style:paragraph-properties>
      <style:text-properties fo:font-weight="bold" style:font-weight-asian="bold" style:font-weight-complex="bold"/>
    </style:style>
    <style:style style:name="P24" style:family="paragraph" style:parent-style-name="List_20_Paragraph" style:list-style-name="WWNum2">
      <style:paragraph-properties fo:margin-left="0.619cm" fo:margin-right="0cm" fo:margin-top="0cm" fo:margin-bottom="0cm" style:contextual-spacing="false" fo:line-height="100%" fo:text-align="start" style:justify-single-word="false" fo:text-indent="-0.418cm" style:auto-text-indent="false">
        <style:tab-stops>
          <style:tab-stop style:position="0.621cm"/>
        </style:tab-stops>
      </style:paragraph-properties>
      <style:text-properties fo:font-weight="bold" style:font-weight-asian="bold" style:font-weight-complex="bold"/>
    </style:style>
    <style:style style:name="P25" style:family="paragraph" style:parent-style-name="List_20_Paragraph" style:list-style-name="WWNum2">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style>
    <style:style style:name="P26" style:family="paragraph" style:parent-style-name="List_20_Paragraph" style:list-style-name="WWNum2">
      <style:paragraph-properties fo:margin-left="0.203cm" fo:margin-right="0.746cm" fo:margin-top="0cm" fo:margin-bottom="0cm" style:contextual-spacing="false" fo:line-height="100%" fo:text-align="start" style:justify-single-word="false" fo:text-indent="0cm" style:auto-text-indent="false">
        <style:tab-stops>
          <style:tab-stop style:position="0.628cm"/>
        </style:tab-stops>
      </style:paragraph-properties>
    </style:style>
    <style:style style:name="P27" style:family="paragraph" style:parent-style-name="List_20_Paragraph" style:list-style-name="WWNum3">
      <style:paragraph-properties fo:margin-left="1.475cm" fo:margin-right="0.21cm" fo:margin-top="0.039cm" fo:margin-bottom="0cm" style:contextual-spacing="false" fo:line-height="83%" fo:text-align="start" style:justify-single-word="false" fo:text-indent="-0.635cm" style:auto-text-indent="false">
        <style:tab-stops>
          <style:tab-stop style:position="1.473cm"/>
          <style:tab-stop style:position="1.475cm"/>
        </style:tab-stops>
      </style:paragraph-properties>
    </style:style>
    <style:style style:name="P28" style:family="paragraph" style:parent-style-name="List_20_Paragraph" style:list-style-name="WWNum3">
      <style:paragraph-properties fo:margin-left="1.475cm" fo:margin-right="0.228cm" fo:margin-top="0.019cm" fo:margin-bottom="0cm" style:contextual-spacing="false" fo:line-height="83%" fo:text-align="start" style:justify-single-word="false" fo:text-indent="-0.635cm" style:auto-text-indent="false">
        <style:tab-stops>
          <style:tab-stop style:position="1.473cm"/>
          <style:tab-stop style:position="1.475cm"/>
        </style:tab-stops>
      </style:paragraph-properties>
    </style:style>
    <style:style style:name="P29"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249641" officeooo:paragraph-rsid="00249641" style:font-size-asian="12pt"/>
    </style:style>
    <style:style style:name="P30"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249641" officeooo:paragraph-rsid="00305f45" style:font-size-asian="12pt"/>
    </style:style>
    <style:style style:name="P31"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30090e" officeooo:paragraph-rsid="0030090e" style:font-size-asian="12pt"/>
    </style:style>
    <style:style style:name="P32"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305f45" officeooo:paragraph-rsid="00305f45" style:font-size-asian="12pt"/>
    </style:style>
    <style:style style:name="P33"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30e0e1" officeooo:paragraph-rsid="0030e0e1" style:font-size-asian="12pt"/>
    </style:style>
    <style:style style:name="P34" style:family="paragraph" style:parent-style-name="List_20_Paragraph">
      <style:paragraph-properties fo:margin-left="0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30e0e1" officeooo:paragraph-rsid="0030e0e1" style:font-size-asian="12pt"/>
    </style:style>
    <style:style style:name="P35"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rsid="0032ca53" officeooo:paragraph-rsid="0032ca53" style:font-size-asian="12pt"/>
    </style:style>
    <style:style style:name="P36" style:family="paragraph" style:parent-style-name="List_20_Paragraph">
      <style:paragraph-properties fo:margin-left="0.203cm" fo:margin-right="0.452cm" fo:margin-top="0cm" fo:margin-bottom="0cm" style:contextual-spacing="false" fo:line-height="100%" fo:text-align="start" style:justify-single-word="false" fo:text-indent="0cm" style:auto-text-indent="false">
        <style:tab-stops>
          <style:tab-stop style:position="0.628cm"/>
        </style:tab-stops>
      </style:paragraph-properties>
      <style:text-properties fo:font-size="12pt" officeooo:paragraph-rsid="00249641" style:font-size-asian="12pt"/>
    </style:style>
    <style:style style:name="P37" style:family="paragraph" style:parent-style-name="Text_20_body" style:master-page-name="Standard">
      <style:paragraph-properties fo:margin-top="0.016cm" fo:margin-bottom="0cm" style:contextual-spacing="false" style:page-number="auto"/>
      <style:text-properties fo:font-size="14pt" style:font-size-asian="14pt"/>
    </style:style>
    <style:style style:name="T1" style:family="text">
      <style:text-properties style:text-position="0% 100%" fo:font-size="14pt" fo:letter-spacing="-0.012cm" fo:font-weight="bold" style:font-size-asian="14pt" style:font-weight-asian="bold"/>
    </style:style>
    <style:style style:name="T2" style:family="text">
      <style:text-properties style:text-position="0% 100%" fo:font-size="14pt" fo:letter-spacing="-0.012cm" fo:font-weight="bold" officeooo:rsid="001c2da0" style:font-size-asian="14pt" style:font-weight-asian="bold"/>
    </style:style>
    <style:style style:name="T3" style:family="text">
      <style:text-properties style:text-position="0% 100%" fo:font-size="14pt" fo:letter-spacing="-0.012cm" fo:font-weight="bold" officeooo:rsid="001d2dce" style:font-size-asian="14pt" style:font-weight-asian="bold"/>
    </style:style>
    <style:style style:name="T4" style:family="text">
      <style:text-properties style:text-position="0% 100%" fo:font-size="14pt" fo:font-weight="bold" style:font-size-asian="14pt" style:font-weight-asian="bold"/>
    </style:style>
    <style:style style:name="T5" style:family="text">
      <style:text-properties style:font-name="Arial" fo:font-size="14pt" fo:font-weight="bold" style:font-size-asian="14pt" style:font-weight-asian="bold"/>
    </style:style>
    <style:style style:name="T6" style:family="text">
      <style:text-properties style:font-name="Arial" fo:font-size="14pt" fo:letter-spacing="-0.011cm" fo:font-weight="bold" style:font-size-asian="14pt" style:font-weight-asian="bold"/>
    </style:style>
    <style:style style:name="T7" style:family="text">
      <style:text-properties style:font-name="Arial" fo:font-size="14pt" fo:letter-spacing="-0.011cm" fo:font-style="italic" fo:font-weight="bold" style:font-size-asian="14pt" style:font-style-asian="italic" style:font-weight-asian="bold"/>
    </style:style>
    <style:style style:name="T8" style:family="text">
      <style:text-properties style:font-name="Arial" fo:font-size="14pt" fo:font-style="italic" fo:font-weight="bold" style:font-size-asian="14pt" style:font-style-asian="italic" style:font-weight-asian="bold"/>
    </style:style>
    <style:style style:name="T9" style:family="text">
      <style:text-properties style:font-name="Arial" fo:font-size="14pt" fo:font-style="italic" fo:font-weight="bold" officeooo:rsid="001d2dce" style:font-size-asian="14pt" style:font-style-asian="italic" style:font-weight-asian="bold"/>
    </style:style>
    <style:style style:name="T10" style:family="text">
      <style:text-properties style:font-name="Arial" fo:font-size="14pt" fo:letter-spacing="-0.009cm" fo:font-style="italic" fo:font-weight="bold" style:font-size-asian="14pt" style:font-style-asian="italic" style:font-weight-asian="bold"/>
    </style:style>
    <style:style style:name="T11" style:family="text">
      <style:text-properties style:font-name="Arial" fo:font-size="14pt" fo:letter-spacing="-0.012cm" fo:font-style="italic" fo:font-weight="bold" style:font-size-asian="14pt" style:font-style-asian="italic" style:font-weight-asian="bold"/>
    </style:style>
    <style:style style:name="T12" style:family="text">
      <style:text-properties fo:font-size="14pt" fo:font-weight="bold" style:font-size-asian="14pt" style:font-weight-asian="bold"/>
    </style:style>
    <style:style style:name="T13" style:family="text">
      <style:text-properties fo:font-size="14pt" fo:font-weight="bold" officeooo:rsid="001d2dce" style:font-size-asian="14pt" style:font-weight-asian="bold"/>
    </style:style>
    <style:style style:name="T14" style:family="text">
      <style:text-properties fo:font-size="14pt" fo:font-weight="bold" officeooo:rsid="001e05f2" style:font-size-asian="14pt" style:font-weight-asian="bold"/>
    </style:style>
    <style:style style:name="T15" style:family="text">
      <style:text-properties fo:font-size="14pt" fo:font-weight="bold" officeooo:rsid="001c2da0" style:font-size-asian="14pt" style:font-weight-asian="bold"/>
    </style:style>
    <style:style style:name="T16" style:family="text">
      <style:text-properties fo:font-size="14pt" fo:font-weight="bold" officeooo:rsid="0020b1a3"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7" style:family="text">
      <style:text-properties fo:font-size="14pt" fo:letter-spacing="-0.011cm" fo:font-weight="bold" style:font-size-asian="14pt" style:font-weight-asian="bold"/>
    </style:style>
    <style:style style:name="T18" style:family="text">
      <style:text-properties fo:font-size="14pt" fo:letter-spacing="-0.012cm" fo:font-weight="bold" style:font-size-asian="14pt" style:font-weight-asian="bold"/>
    </style:style>
    <style:style style:name="T19" style:family="text">
      <style:text-properties fo:font-size="14pt" fo:letter-spacing="-0.009cm" fo:font-weight="bold" style:font-size-asian="14pt" style:font-weight-asian="bold"/>
    </style:style>
    <style:style style:name="T20" style:family="text">
      <style:text-properties style:text-position="super 58%" fo:font-size="14pt" fo:font-weight="bold" style:font-size-asian="14pt" style:font-weight-asian="bold"/>
    </style:style>
    <style:style style:name="T21" style:family="text">
      <style:text-properties style:text-position="super 58%" fo:font-size="14pt" fo:font-weight="bold" officeooo:rsid="001c2da0" style:font-size-asian="14pt" style:font-weight-asian="bold"/>
    </style:style>
    <style:style style:name="T22" style:family="text">
      <style:text-properties fo:font-size="12pt" style:font-size-asian="12pt"/>
    </style:style>
    <style:style style:name="T23" style:family="text">
      <style:text-properties fo:font-size="12pt" fo:letter-spacing="-0.009cm" style:font-size-asian="12pt"/>
    </style:style>
    <style:style style:name="T24" style:family="text">
      <style:text-properties fo:font-size="12pt" fo:letter-spacing="-0.005cm" style:font-size-asian="12pt"/>
    </style:style>
    <style:style style:name="T25" style:family="text">
      <style:text-properties fo:font-size="12pt" fo:letter-spacing="-0.007cm" style:font-size-asian="12pt"/>
    </style:style>
    <style:style style:name="T26" style:family="text">
      <style:text-properties fo:font-size="12pt" fo:letter-spacing="-0.012cm" style:font-size-asian="12pt"/>
    </style:style>
    <style:style style:name="T27" style:family="text">
      <style:text-properties fo:font-size="12pt" fo:letter-spacing="-0.014cm" style:font-size-asian="12pt"/>
    </style:style>
    <style:style style:name="T28" style:family="text">
      <style:text-properties fo:font-size="12pt" fo:letter-spacing="-0.011cm" style:font-size-asian="12pt"/>
    </style:style>
    <style:style style:name="T29" style:family="text">
      <style:text-properties fo:font-size="12pt" fo:letter-spacing="-0.002cm" style:font-size-asian="12pt"/>
    </style:style>
    <style:style style:name="T30" style:family="text">
      <style:text-properties fo:font-size="12pt" fo:letter-spacing="-0.002cm" fo:font-weight="bold" style:font-size-asian="12pt" style:font-weight-asian="bold" style:font-weight-complex="bold"/>
    </style:style>
    <style:style style:name="T31" style:family="text">
      <style:text-properties fo:font-size="12pt" fo:letter-spacing="0.101cm" style:font-size-asian="12pt"/>
    </style:style>
    <style:style style:name="T32" style:family="text">
      <style:text-properties fo:font-size="12pt" fo:letter-spacing="-0.004cm" style:font-size-asian="12pt"/>
    </style:style>
    <style:style style:name="T33" style:family="text">
      <style:text-properties fo:font-size="12pt" fo:letter-spacing="-0.004cm" fo:font-weight="bold" style:font-size-asian="12pt" style:font-weight-asian="bold" style:font-weight-complex="bold"/>
    </style:style>
    <style:style style:name="T34" style:family="text">
      <style:text-properties fo:font-size="12pt" fo:letter-spacing="-0.101cm" style:font-size-asian="12pt"/>
    </style:style>
    <style:style style:name="T35" style:family="text">
      <style:text-properties fo:font-size="12pt" fo:letter-spacing="-0.101cm" fo:font-weight="bold" style:font-size-asian="12pt" style:font-weight-asian="bold" style:font-weight-complex="bold"/>
    </style:style>
    <style:style style:name="T36" style:family="text">
      <style:text-properties fo:font-size="12pt" fo:letter-spacing="0.012cm" fo:font-weight="bold" style:font-size-asian="12pt" style:font-weight-asian="bold" style:font-weight-complex="bold"/>
    </style:style>
    <style:style style:name="T37" style:family="text">
      <style:text-properties fo:font-size="12pt" fo:letter-spacing="0.014cm" fo:font-weight="bold" style:font-size-asian="12pt" style:font-weight-asian="bold" style:font-weight-complex="bold"/>
    </style:style>
    <style:style style:name="T38" style:family="text">
      <style:text-properties fo:font-size="12pt" fo:letter-spacing="-0.016cm" fo:font-weight="bold" style:font-size-asian="12pt" style:font-weight-asian="bold" style:font-weight-complex="bold"/>
    </style:style>
    <style:style style:name="T39" style:family="text">
      <style:text-properties fo:font-size="12pt" fo:letter-spacing="0.009cm" fo:font-weight="bold" style:font-size-asian="12pt" style:font-weight-asian="bold" style:font-weight-complex="bold"/>
    </style:style>
    <style:style style:name="T40" style:family="text">
      <style:text-properties fo:font-size="12pt" fo:letter-spacing="0.002cm" style:font-size-asian="12pt"/>
    </style:style>
    <style:style style:name="T41" style:family="text">
      <style:text-properties fo:font-size="12pt" fo:letter-spacing="0.002cm" fo:font-weight="bold" style:font-size-asian="12pt" style:font-weight-asian="bold" style:font-weight-complex="bold"/>
    </style:style>
    <style:style style:name="T42" style:family="text">
      <style:text-properties fo:font-size="12pt" fo:letter-spacing="0.086cm" style:font-size-asian="12pt"/>
    </style:style>
    <style:style style:name="T43" style:family="text">
      <style:text-properties fo:font-size="12pt" fo:letter-spacing="-0.018cm" style:font-size-asian="12pt"/>
    </style:style>
    <style:style style:name="T44" style:family="text">
      <style:text-properties fo:font-size="12pt" fo:letter-spacing="0.004cm" style:font-size-asian="12pt"/>
    </style:style>
    <style:style style:name="T45" style:family="text">
      <style:text-properties fo:font-size="12pt" fo:font-weight="bold" style:font-size-asian="12pt" style:font-weight-asian="bold" style:font-weight-complex="bold"/>
    </style:style>
    <style:style style:name="T46" style:family="text">
      <style:text-properties fo:letter-spacing="-0.012cm"/>
    </style:style>
    <style:style style:name="T47" style:family="text">
      <style:text-properties fo:letter-spacing="-0.019cm"/>
    </style:style>
    <style:style style:name="T48" style:family="text">
      <style:text-properties fo:letter-spacing="-0.011cm"/>
    </style:style>
    <style:style style:name="T49" style:family="text">
      <style:text-properties fo:letter-spacing="-0.014cm"/>
    </style:style>
    <style:style style:name="T50" style:family="text">
      <style:text-properties fo:color="#00007f" loext:opacity="100%" fo:font-size="12pt" fo:letter-spacing="0.002cm" fo:font-weight="bold" style:font-size-asian="12pt" style:font-weight-asian="bold" style:font-weight-complex="bold"/>
    </style:style>
    <style:style style:name="T51" style:family="text">
      <style:text-properties fo:color="#00007f" loext:opacity="100%" fo:font-size="12pt" style:text-underline-style="solid" style:text-underline-width="auto" style:text-underline-color="#00007f" fo:font-weight="bold" style:font-size-asian="12pt" style:font-weight-asian="bold" style:font-weight-complex="bold"/>
    </style:style>
    <style:style style:name="T52" style:family="text">
      <style:text-properties fo:color="#00007f" loext:opacity="100%" fo:font-size="12pt" fo:letter-spacing="0.014cm" fo:font-weight="bold" style:font-size-asian="12pt" style:font-weight-asian="bold" style:font-weight-complex="bold"/>
    </style:style>
    <style:style style:name="T53" style:family="text">
      <style:text-properties fo:color="#00007f" loext:opacity="100%" fo:font-size="12pt" fo:letter-spacing="-0.002cm" style:text-underline-style="solid" style:text-underline-width="auto" style:text-underline-color="#00007f" fo:font-weight="bold" style:font-size-asian="12pt" style:font-weight-asian="bold" style:font-weight-complex="bold"/>
    </style:style>
    <style:style style:name="T54" style:family="text">
      <style:text-properties fo:color="#202020" loext:opacity="100%" fo:font-size="12pt" style:font-size-asian="12pt"/>
    </style:style>
    <style:style style:name="T55" style:family="text">
      <style:text-properties fo:color="#202020" loext:opacity="100%" fo:font-size="12pt" fo:letter-spacing="0.002cm" style:font-size-asian="12pt"/>
    </style:style>
    <style:style style:name="T56" style:family="text">
      <style:text-properties officeooo:rsid="001d2dce"/>
    </style:style>
    <style:style style:name="T57" style:family="text">
      <style:text-properties officeooo:rsid="0028b212"/>
    </style:style>
    <style:style style:name="T58" style:family="text">
      <style:text-properties officeooo:rsid="002e21c6"/>
    </style:style>
    <style:style style:name="T59" style:family="text">
      <style:text-properties style:font-name="Times New Roman" fo:language="ca" fo:country="ES" style:font-name-asian="Times New Roman1" style:language-asian="en" style:country-asian="US" style:font-name-complex="Times New Roman1" style:language-complex="ar" style:country-complex="SA"/>
    </style:style>
    <style:style style:name="T60" style:family="text">
      <style:text-properties style:font-name="Times New Roman" fo:language="ca" fo:country="ES" officeooo:rsid="0030090e" style:font-name-asian="Times New Roman1" style:language-asian="en" style:country-asian="US" style:font-name-complex="Times New Roman1" style:language-complex="ar" style:country-complex="SA"/>
    </style:style>
    <style:style style:name="T61" style:family="text">
      <style:text-properties officeooo:rsid="00305f45"/>
    </style:style>
    <style:style style:name="T62" style:family="text">
      <style:text-properties officeooo:rsid="0030e0e1"/>
    </style:style>
    <style:style style:name="T63" style:family="text">
      <style:text-properties officeooo:rsid="0033134c"/>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7"/>
        <text:h text:style-name="P7" text:outline-level="2"><text:span text:style-name="T16">Trabajo Sobre el tema 1</text:span>:</text:h>
        <text:list xml:id="list4157236301" text:style-name="WWNum1">
          <text:list-item>
            <text:p text:style-name="P18">Introducció<text:span text:style-name="T56">n</text:span>:</text:p>
            <text:list>
              <text:list-item>
                <text:p text:style-name="P19"><text:span text:style-name="T22">La</text:span><text:span text:style-name="T23"> </text:span><text:span text:style-name="T22">tasca</text:span><text:span text:style-name="T23"> </text:span><text:span text:style-name="T22">preten</text:span><text:span text:style-name="T24"> </text:span><text:span text:style-name="T22">que</text:span><text:span text:style-name="T23"> </text:span><text:span text:style-name="T22">comencem</text:span><text:span text:style-name="T24"> </text:span><text:span text:style-name="T22">coneguent</text:span><text:span text:style-name="T24"> </text:span><text:span text:style-name="T22">els</text:span><text:span text:style-name="T25"> </text:span><text:span text:style-name="T22">conceptes</text:span><text:span text:style-name="T25"> </text:span><text:span text:style-name="T22">de</text:span><text:span text:style-name="T23"> </text:span><text:span text:style-name="T22">ERP,</text:span><text:span text:style-name="T25"> </text:span><text:span text:style-name="T22">CRM,</text:span><text:span text:style-name="T25"> </text:span><text:span text:style-name="T22">gestió</text:span><text:span text:style-name="T25"> </text:span><text:span text:style-name="T22">empresarial,…</text:span></text:p>
              </text:list-item>
              <text:list-item>
                <text:p text:style-name="P20"><text:span text:style-name="T22">L’objectiu</text:span><text:span text:style-name="T26"> </text:span><text:span text:style-name="T22">principal</text:span><text:span text:style-name="T27"> </text:span><text:span text:style-name="T22">és</text:span><text:span text:style-name="T26"> </text:span><text:span text:style-name="T22">conèixer</text:span><text:span text:style-name="T27"> </text:span><text:span text:style-name="T22">el</text:span><text:span text:style-name="T28"> </text:span><text:span text:style-name="T22">concepte</text:span><text:span text:style-name="T28"> </text:span><text:span text:style-name="T22">de</text:span><text:span text:style-name="T27"> </text:span><text:span text:style-name="T22">ERP,</text:span><text:span text:style-name="T26"> </text:span><text:span text:style-name="T22">identificar-los</text:span><text:span text:style-name="T26"> </text:span><text:span text:style-name="T22">i</text:span><text:span text:style-name="T27"> </text:span><text:span text:style-name="T22">començar</text:span><text:span text:style-name="T26"> </text:span><text:span text:style-name="T22">a</text:span><text:span text:style-name="T26"> </text:span><text:span text:style-name="T22">treballar.</text:span></text:p>
              </text:list-item>
              <text:list-item>
                <text:p text:style-name="P21"><text:span text:style-name="T22">És</text:span><text:span text:style-name="T24"> </text:span><text:span text:style-name="T22">valorarà</text:span><text:span text:style-name="T29"> </text:span><text:span text:style-name="T22">la</text:span><text:span text:style-name="T24"> </text:span><text:span text:style-name="T22">correcta</text:span><text:span text:style-name="T31"> </text:span><text:span text:style-name="T22">documentació</text:span><text:span text:style-name="T29"> </text:span><text:span text:style-name="T22">del</text:span><text:span text:style-name="T24"> </text:span><text:span text:style-name="T22">procés configuració</text:span><text:span text:style-name="T29"> </text:span><text:span text:style-name="T22">i</text:span><text:span text:style-name="T24"> </text:span><text:span text:style-name="T22">coherència</text:span><text:span text:style-name="T29"> </text:span><text:span text:style-name="T22">a</text:span><text:span text:style-name="T24"> </text:span><text:span text:style-name="T22">les</text:span><text:span text:style-name="T32"> </text:span><text:span text:style-name="T22">respostes.</text:span></text:p>
              </text:list-item>
            </text:list>
          </text:list-item>
          <text:list-item>
            <text:h text:style-name="P16" text:outline-level="2">Desenvolupament:<text:span text:style-name="T46"> </text:span>Contestar<text:span text:style-name="T47"> </text:span>a<text:span text:style-name="T48"> </text:span>les<text:span text:style-name="T46"> </text:span>preguntes<text:span text:style-name="T49"> </text:span>indicades:</text:h>
          </text:list-item>
        </text:list>
        <text:list xml:id="list54364587" text:style-name="WWNum2">
          <text:list-item>
            <text:p text:style-name="P22"><text:span text:style-name="T22">Que</text:span><text:span text:style-name="T32"> </text:span><text:span text:style-name="T22">és</text:span><text:span text:style-name="T24"> </text:span><text:span text:style-name="T22">la</text:span><text:span text:style-name="T24"> </text:span><text:span text:style-name="T22">gestió</text:span><text:span text:style-name="T32"> </text:span><text:span text:style-name="T22">empresarial?</text:span><text:span text:style-name="T29"> </text:span><text:span text:style-name="T22">Quins</text:span><text:span text:style-name="T24"> </text:span><text:span text:style-name="T22">objectius te?</text:span></text:p>
          </text:list-item>
        </text:list>
        <text:p text:style-name="P8"/>
        <text:p text:style-name="P9">La gestión empresarial trata de la administración, organizacion y toma de decisiones a nivel empresarial. Es un concepto que abarca distintos ámbitos en la empresa que están relacionados entre sí, como pueden ser la relacion entre la empresa y sus clientes, la optimización de las ventas, la minimización de los gastos de producción, etc.</text:p>
        <text:p text:style-name="P9">Todo esto nos lleva a los objetivos finales de la gestión empresarial: la maximización de los beneficios de la empresa, tanto a corto como a largo plazo; el crecimiento de la empresa al mayor ritmo possible, y la adaptabilidad al contexto histórico y social, al mercado, y a los cambios en estos.</text:p>
        <text:p text:style-name="Text_20_body"/>
        <text:list xml:id="list192809929500161" text:continue-numbering="true" text:style-name="WWNum2">
          <text:list-item>
            <text:p text:style-name="P25"><text:span text:style-name="T45">Que entens per ERP i que gestiona en una empresa? En aquest adreça:</text:span><text:span text:style-name="T50"> </text:span><text:a xlink:type="simple" xlink:href="https://en.wikipedia.org/wiki/List_of_ERP_software_packages" text:style-name="Standard" text:visited-style-name="Standard"><text:span text:style-name="T51">https://en.wikipedia.org/wiki/List_of_ERP_software_packages</text:span></text:a><text:span text:style-name="T45">. Trobaras un bon llistat de ERP, fes un</text:span><text:span text:style-name="T35"> </text:span><text:span text:style-name="T45">resum.</text:span></text:p>
          </text:list-item>
        </text:list>
        <text:p text:style-name="P10"/>
        <text:p text:style-name="P12">Un sistema ERP (Sistema de planificación de recursos empresariales) está pensado para cubrir las necesidades de planificación de la empresa, y así poder tener un único entorno desde el cual poder gestionar <text:span text:style-name="T57">la producción, logística, distribución, inventario, envíos, facturas y contabilidad de la compañía de forma modular. De esta forma el propio sistema es actualizable en funcion de las necesidades y de su propio rendimiento, haciendo que cualquier tipo de gestion se actualize independientemente del resto.</text:span></text:p>
        <text:p text:style-name="P12"/>
        <text:p text:style-name="P14">Algunos de los ERPs mas famosos y modernos son: metasfresh, Odoo, Dolibarr y LedgerSMB.</text:p>
        <text:p text:style-name="P14">Los ERPs tienen diferentes caracteristicas, entre ellas estan el lenguaje de programacion (los 4 de arriba aceptan PostgreSQL, pero solo metafresh tiene tambien java, Solo Odoo tiene tambien Python, solo Dolibarr tiene tambien PHP y solo LedgerSMB tiene tambien Pearl)</text:p>
        <text:p text:style-name="P14">Las licencias de software tambien varian, però las mas comunes son GPL, o derivadas de esta.</text:p>
        <text:p text:style-name="P15">Los ERPs pueden ser funcionales en una variedad de Sos, però suelen tender a funcionar en el mayor numero de ellos possible, ya que se basan comunmente en computacion en la nube, o tener un sistema web adaptable a cualquier SO.</text:p>
        <text:p text:style-name="P14"/>
        <text:list xml:id="list192809953077693" text:continue-numbering="true" text:style-name="WWNum2">
          <text:list-item>
            <text:p text:style-name="P26"><text:span text:style-name="T30">Que</text:span><text:span text:style-name="T36"> </text:span><text:span text:style-name="T30">és</text:span><text:span text:style-name="T36"> </text:span><text:span text:style-name="T30">un</text:span><text:span text:style-name="T36"> </text:span><text:span text:style-name="T30">CRM?</text:span><text:span text:style-name="T37"> </text:span><text:span text:style-name="T30">A</text:span><text:span text:style-name="T38"> </text:span><text:span text:style-name="T30">aquesta</text:span><text:span text:style-name="T39"> </text:span><text:span text:style-name="T30">adreça:</text:span><text:span text:style-name="T52"> </text:span><text:a xlink:type="simple" xlink:href="http://en.wikipedia.org/wiki/Comparison_of_CRM_systems" text:style-name="Standard" text:visited-style-name="Standard"><text:span text:style-name="T53">http://</text:span></text:a><text:a xlink:type="simple" xlink:href="http://en.wikipedia.org/wiki/Comparison_of_CRM_systems" text:style-name="Standard" text:visited-style-name="Standard"><text:span text:style-name="T53">en.wikipedia.org/wiki/Comparison_of_CRM_systems</text:span></text:a><text:span text:style-name="T30">.</text:span><text:span text:style-name="T35"> </text:span><text:span text:style-name="T45">Trobaras</text:span><text:span text:style-name="T30"> </text:span><text:span text:style-name="T45">un bon llistat</text:span><text:span text:style-name="T41"> </text:span><text:span text:style-name="T45">de</text:span><text:span text:style-name="T33"> </text:span><text:span text:style-name="T45">CRM, fes un resum.</text:span></text:p>
          </text:list-item>
        </text:list>
        <text:p text:style-name="P11"/>
        <text:p text:style-name="P13"><text:span text:style-name="T58">Un Sistema CRM (</text:span>Administración de Relaciones con el Cliente<text:span text:style-name="T58">)</text:span> es un enfoque para gestionar la interacción de una empresa con sus clientes actuales y potenciales, es una forma de pensar y de actuar de una empresa hacia los clientes/consumidores. Un CRM abarca a los sistemas que mantienen datos específicos con el fin de mantener la relación de los clientes con la empresa en todo momento. Utiliza el análisis de datos de la historia de los clientes con la empresa y para mejorar las relaciones <text:soft-page-break/>comerciales con dichos clientes, centrándose específicamente en la retención de los mismos <text:span text:style-name="T60">e </text:span>impulsando el crecimiento de las ventas.</text:p>
        <text:p text:style-name="P13"/>
        <text:p text:style-name="P13">Un aspecto importante del enfoque de CRM son los sistemas informáticos de CRM que recopilan datos de una variedad de canales de comunicación diferentes, incluidos el sitio web, el teléfono, el correo electrónico, el chat en vivo, los materiales de marketing y, más recientemente, las redes sociales de la compañía.</text:p>
        <text:p text:style-name="P13"/>
        <text:p text:style-name="P31">Algunos de los CRM mas importantes son Capsule (CRM), Salesbox CRM, Pipedrive y Nutshell CRM. Estos programas comparten las caracteristicas de estar programadas con JavaScript, de usar el lenguaje SQL, de tener licencia SaaS y de ser multiplataforma. Esto nos da una clara referencia de las cualidades que tienen los CRM estandar en la industria.</text:p>
        <text:p text:style-name="P13"/>
        <text:list xml:id="list192810328233673" text:continue-numbering="true" text:style-name="WWNum2">
          <text:list-item>
            <text:p text:style-name="P23"><text:span text:style-name="T22">Descriu</text:span><text:span text:style-name="T24"> </text:span><text:span text:style-name="T22">l'arquitectura</text:span><text:span text:style-name="T24"> </text:span><text:span text:style-name="T22">de</text:span><text:span text:style-name="T25"> </text:span><text:span text:style-name="T22">Odoo(MVC).</text:span></text:p>
          </text:list-item>
        </text:list>
        <text:p text:style-name="P11"/>
        <text:p text:style-name="P32"><text:span text:style-name="T59">Un MVC (Modelo-Vista-Controlador) is un patron de arquitectura usado en ingenieria de software. En aplicaciones de ordenador complejas que presentan muchos datos al usuario, se <text:s/>suele requerir separar la informacion (modelo) y la interfaz de usuario (vista), asi los cambios a la interfaz de usuario no impactael manejo de los datos, y los datos pueden reorganizarse sin cambiar la interfaz del usuario. El MVC solventa este problema introduciendo un componente intermedio, el controlador. Este se encarga de como los datos son transferidos desde el modelo a la vista.</text:span></text:p>
        <text:p text:style-name="P13"/>
        <text:list xml:id="list192810547686712" text:continue-numbering="true" text:style-name="WWNum2">
          <text:list-item>
            <text:p text:style-name="P24"><text:span text:style-name="T22">Tenim</text:span><text:span text:style-name="T26"> </text:span><text:span text:style-name="T22">diferents</text:span><text:span text:style-name="T28"> </text:span><text:span text:style-name="T22">formes</text:span><text:span text:style-name="T23"> </text:span><text:span text:style-name="T22">d’instal·lar</text:span><text:span text:style-name="T28"> </text:span><text:span text:style-name="T22">els</text:span><text:span text:style-name="T28"> </text:span><text:span text:style-name="T22">ERP,</text:span><text:span text:style-name="T28"> </text:span><text:span text:style-name="T22">quines</text:span><text:span text:style-name="T28"> </text:span><text:span text:style-name="T22">són?</text:span><text:span text:style-name="T28"> </text:span><text:span text:style-name="T22">Quina</text:span><text:span text:style-name="T26"> </text:span><text:span text:style-name="T22">utilitzarem</text:span><text:span text:style-name="T28"> </text:span><text:span text:style-name="T22">nosaltres?</text:span></text:p>
          </text:list-item>
        </text:list>
        <text:p text:style-name="P11"/>
        <text:p text:style-name="P30"><text:span text:style-name="T61">Instalacion mediante maquina virtual, Instalacion de paquetes en un entorno grafico, Instalacion personalizada, o no instalar y acceder a la aplicacion online.</text:span></text:p>
        <text:p text:style-name="P32">Nosotros haremos una instalacion en una maquina virtual, ya que aunque no es lo mas apto para un entorno de produccion, es la mejor forma de introducirse a los ERPs.</text:p>
        <text:p text:style-name="P13"/>
        <text:list xml:id="list192811881161913" text:continue-numbering="true" text:style-name="WWNum2">
          <text:list-item>
            <text:p text:style-name="P23"><text:span text:style-name="T22">Que</text:span><text:span text:style-name="T29"> </text:span><text:span text:style-name="T22">entenen</text:span><text:span text:style-name="T29"> </text:span><text:span text:style-name="T22">per</text:span><text:span text:style-name="T29"> </text:span><text:span text:style-name="T22">mòdul</text:span><text:span text:style-name="T29"> </text:span><text:span text:style-name="T22">base?</text:span><text:span text:style-name="T32"> </text:span><text:span text:style-name="T22">Quins</text:span><text:span text:style-name="T32"> </text:span><text:span text:style-name="T22">components</text:span><text:span text:style-name="T40"> </text:span><text:span text:style-name="T22">formen</text:span><text:span text:style-name="T32"> </text:span><text:span text:style-name="T22">part del</text:span><text:span text:style-name="T24"> </text:span><text:span text:style-name="T22">mòdul</text:span><text:span text:style-name="T32"> </text:span><text:span text:style-name="T22">base</text:span><text:span text:style-name="T24"> </text:span><text:span text:style-name="T22">en</text:span><text:span text:style-name="T29"> </text:span><text:span text:style-name="T22">odoo?</text:span></text:p>
          </text:list-item>
        </text:list>
        <text:p text:style-name="P11"/>
        <text:p text:style-name="P13"><text:span text:style-name="T62">Los ERP son modulares, por lo tanto el modulo base es el que viene implicito con el programa y que lo hace minimamente funcional, es decir el unico modulo que hay al instalar el ERP.</text:span></text:p>
        <text:p text:style-name="P33"/>
        <text:p text:style-name="P33">Los componentes del modulo base de Odoo son:</text:p>
        <text:p text:style-name="P34">crm project stock sale_management stock_account base_address_city crm_project hr_timesheet mail hr_holidays account account_invoicing account_asset <text:s/>purchase hr hr_expense account_analytic_default account_bank_statement_import account_cancel analytic auth_crypt auth_signup barcodes <text:s/>base base_automation base_iban <text:s/>base_import <text:s/>base_setup base_vat base_vat_autocomplete board bus calendar_sms contacts decimal_precision document fetchmail google_account google_calendar google_drive google_spreadsheet hr_contract iap l10n_es payment payment_transfer procurement_jit product <text:s/>product_margin project_timesheet_holidays resource sale sale_crm sale_expense sale_margin sale_stock sale_timesheet sales_team sms utm web web_diagram web_editor web_kanban_gauge web_planner web_settings_dashboard web_tour calendar portal http_routing crm_phone_validation phone_validation</text:p>
        <text:p text:style-name="P13"/>
        <text:p text:style-name="P13"/>
        <text:p text:style-name="P13"/>
        <text:list xml:id="list192811652122646" text:continue-numbering="true" text:style-name="WWNum2">
          <text:list-item>
            <text:p text:style-name="P23"><text:soft-page-break/><text:span text:style-name="T22">Nomena</text:span><text:span text:style-name="T24"> </text:span><text:span text:style-name="T22">els tipus</text:span><text:span text:style-name="T29"> </text:span><text:span text:style-name="T22">de</text:span><text:span text:style-name="T24"> </text:span><text:span text:style-name="T22">mòduls</text:span><text:span text:style-name="T32"> </text:span><text:span text:style-name="T22">que podem</text:span><text:span text:style-name="T24"> </text:span><text:span text:style-name="T22">insta·lar</text:span><text:span text:style-name="T29"> </text:span><text:span text:style-name="T22">en</text:span><text:span text:style-name="T29"> </text:span><text:span text:style-name="T22">general</text:span><text:span text:style-name="T29"> </text:span><text:span text:style-name="T22">als</text:span><text:span text:style-name="T29"> </text:span><text:span text:style-name="T22">ERP</text:span><text:span text:style-name="T42"> </text:span><text:span text:style-name="T22">i</text:span><text:span text:style-name="T24"> </text:span><text:span text:style-name="T22">com</text:span><text:span text:style-name="T29"> </text:span><text:span text:style-name="T22">es</text:span><text:span text:style-name="T29"> </text:span><text:span text:style-name="T22">relacionen.</text:span></text:p>
          </text:list-item>
        </text:list>
        <text:p text:style-name="P13"/>
        <text:p text:style-name="P35">Instalacion y desinstalacion</text:p>
        <text:p text:style-name="P35">Confiduracion de modulos para adaptacion a entorno de produccion</text:p>
        <text:p text:style-name="P35">Generacion de informes para cada modulo</text:p>
        <text:p text:style-name="P35">Incorporacion de informes para cada modulo</text:p>
        <text:p text:style-name="P35">Incorporacion de niveles de seguridad (admin)</text:p>
        <text:p text:style-name="P35">Interconexion entre los diferentes modulos</text:p>
        <text:p text:style-name="P35">Posibilidad de incluir textos y comentarios</text:p>
        <text:p text:style-name="P35">Adaptacion de menus de los modulos</text:p>
        <text:p text:style-name="P13"/>
        <text:list xml:id="list192810434684000" text:continue-numbering="true" text:style-name="WWNum2">
          <text:list-item>
            <text:p text:style-name="P23"><text:span text:style-name="T22">Un</text:span><text:span text:style-name="T32"> </text:span><text:span text:style-name="T22">dels</text:span><text:span text:style-name="T32"> </text:span><text:span text:style-name="T22">principals</text:span><text:span text:style-name="T32"> </text:span><text:span text:style-name="T22">paràmetres</text:span><text:span text:style-name="T32"> </text:span><text:span text:style-name="T22">d’un</text:span><text:span text:style-name="T32"> </text:span><text:span text:style-name="T22">ERP</text:span><text:span text:style-name="T43"> </text:span><text:span text:style-name="T22">és</text:span><text:span text:style-name="T29"> </text:span><text:span text:style-name="T22">la</text:span><text:span text:style-name="T24"> </text:span><text:span text:style-name="T22">localització</text:span><text:span text:style-name="T32"> </text:span><text:span text:style-name="T22">del</text:span><text:span text:style-name="T29"> </text:span><text:span text:style-name="T22">país,</text:span><text:span text:style-name="T32"> </text:span><text:span text:style-name="T22">perquè?</text:span></text:p>
          </text:list-item>
        </text:list>
        <text:p text:style-name="P11"/>
        <text:p text:style-name="P11"><text:span text:style-name="T63">Porque diferentes paises tienen diferentes necesidades, caracteristicas, configuraciones, zonas horarias, monedas, sistemas decimales, etc.</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adornments="Normal" style:font-family-generic="swiss"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Helvetica, Arial, sans-serif, 'Apple Color Emoji', 'Segoe UI Emoji'"/>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ca"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0.577cm" fo:margin-right="0cm" fo:text-indent="-0.374cm" style:auto-text-indent="false"/>
      <style:text-properties style:font-name="Times New Roman" fo:font-family="'Times New Roman'" style:font-family-generic="roman" style:font-pitch="variable" fo:font-size="14pt" fo:language="ca"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default-outline-level="">
      <style:paragraph-properties fo:margin-left="1.475cm" fo:margin-right="0cm" fo:text-indent="-0.425cm" style:auto-text-indent="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top="0.09cm" fo:margin-bottom="0cm" style:contextual-spacing="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anguage="ca" fo:country="ES" fo:font-weight="bold" style:language-asian="en" style:country-asian="US" style:font-weight-asian="bold" style:language-complex="ar" style:country-complex="SA" style:font-weight-complex="bold" style:text-scale="100%"/>
    </style:style>
    <style:style style:name="ListLabel_20_2" style:display-name="ListLabel 2" style:family="text">
      <style:text-properties fo:font-size="12pt" fo:language="ca" fo:country="ES" style:font-name-asian="Lucida Sans Unicode1" style:font-family-asian="'Lucida Sans Unicode'" style:font-family-generic-asian="system" style:font-pitch-asian="variable" style:font-size-asian="12pt" style:language-asian="en" style:country-asian="US" style:font-name-complex="Lucida Sans Unicode1" style:font-family-complex="'Lucida Sans Unicode'" style:font-family-generic-complex="system" style:font-pitch-complex="variable" style:font-size-complex="12pt" style:language-complex="ar" style:country-complex="SA" style:text-scale="56%"/>
    </style:style>
    <style:style style:name="ListLabel_20_3" style:display-name="ListLabel 3" style:family="text">
      <style:text-properties fo:language="ca" fo:country="ES" style:language-asian="en" style:country-asian="US" style:language-complex="ar" style:country-complex="SA"/>
    </style:style>
    <style:style style:name="ListLabel_20_4" style:display-name="ListLabel 4" style:family="text">
      <style:text-properties fo:language="ca" fo:country="ES" style:language-asian="en" style:country-asian="US" style:language-complex="ar" style:country-complex="SA"/>
    </style:style>
    <style:style style:name="ListLabel_20_5" style:display-name="ListLabel 5" style:family="text">
      <style:text-properties fo:language="ca" fo:country="ES" style:language-asian="en" style:country-asian="US" style:language-complex="ar" style:country-complex="SA"/>
    </style:style>
    <style:style style:name="ListLabel_20_6" style:display-name="ListLabel 6" style:family="text">
      <style:text-properties fo:language="ca" fo:country="ES" style:language-asian="en" style:country-asian="US" style:language-complex="ar" style:country-complex="SA"/>
    </style:style>
    <style:style style:name="ListLabel_20_7" style:display-name="ListLabel 7" style:family="text">
      <style:text-properties fo:language="ca" fo:country="ES" style:language-asian="en" style:country-asian="US" style:language-complex="ar" style:country-complex="SA"/>
    </style:style>
    <style:style style:name="ListLabel_20_8" style:display-name="ListLabel 8" style:family="text">
      <style:text-properties fo:language="ca" fo:country="ES" style:language-asian="en" style:country-asian="US" style:language-complex="ar" style:country-complex="SA"/>
    </style:style>
    <style:style style:name="ListLabel_20_9" style:display-name="ListLabel 9" style:family="text">
      <style:text-properties fo:language="ca"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anguage="ca"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language="ca" fo:country="ES" style:language-asian="en" style:country-asian="US" style:language-complex="ar" style:country-complex="SA"/>
    </style:style>
    <style:style style:name="ListLabel_20_12" style:display-name="ListLabel 12" style:family="text">
      <style:text-properties fo:language="ca" fo:country="ES" style:language-asian="en" style:country-asian="US" style:language-complex="ar" style:country-complex="SA"/>
    </style:style>
    <style:style style:name="ListLabel_20_13" style:display-name="ListLabel 13" style:family="text">
      <style:text-properties fo:language="ca" fo:country="ES" style:language-asian="en" style:country-asian="US" style:language-complex="ar" style:country-complex="SA"/>
    </style:style>
    <style:style style:name="ListLabel_20_14" style:display-name="ListLabel 14" style:family="text">
      <style:text-properties fo:language="ca" fo:country="ES" style:language-asian="en" style:country-asian="US" style:language-complex="ar" style:country-complex="SA"/>
    </style:style>
    <style:style style:name="ListLabel_20_15" style:display-name="ListLabel 15" style:family="text">
      <style:text-properties fo:language="ca" fo:country="ES" style:language-asian="en" style:country-asian="US" style:language-complex="ar" style:country-complex="SA"/>
    </style:style>
    <style:style style:name="ListLabel_20_16" style:display-name="ListLabel 16" style:family="text">
      <style:text-properties fo:language="ca" fo:country="ES" style:language-asian="en" style:country-asian="US" style:language-complex="ar" style:country-complex="SA"/>
    </style:style>
    <style:style style:name="ListLabel_20_17" style:display-name="ListLabel 17" style:family="text">
      <style:text-properties fo:language="ca" fo:country="ES" style:language-asian="en" style:country-asian="US" style:language-complex="ar" style:country-complex="SA"/>
    </style:style>
    <style:style style:name="ListLabel_20_18" style:display-name="ListLabel 18" style:family="text">
      <style:text-properties fo:language="ca" fo:country="E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3pt" fo:language="ca" fo:country="ES" style:text-underline-style="none"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text-scale="100%"/>
    </style:style>
    <style:style style:name="ListLabel_20_20" style:display-name="ListLabel 20" style:family="text">
      <style:text-properties fo:font-size="12pt" fo:language="ca" fo:country="ES" style:font-name-asian="Lucida Sans Unicode1" style:font-family-asian="'Lucida Sans Unicode'" style:font-family-generic-asian="system" style:font-pitch-asian="variable" style:font-size-asian="12pt" style:language-asian="en" style:country-asian="US" style:font-name-complex="Lucida Sans Unicode1" style:font-family-complex="'Lucida Sans Unicode'" style:font-family-generic-complex="system" style:font-pitch-complex="variable" style:font-size-complex="12pt" style:language-complex="ar" style:country-complex="SA" style:text-scale="56%"/>
    </style:style>
    <style:style style:name="ListLabel_20_21" style:display-name="ListLabel 21" style:family="text">
      <style:text-properties fo:language="ca" fo:country="ES" style:language-asian="en" style:country-asian="US" style:language-complex="ar" style:country-complex="SA"/>
    </style:style>
    <style:style style:name="ListLabel_20_22" style:display-name="ListLabel 22" style:family="text">
      <style:text-properties fo:language="ca" fo:country="ES" style:language-asian="en" style:country-asian="US" style:language-complex="ar" style:country-complex="SA"/>
    </style:style>
    <style:style style:name="ListLabel_20_23" style:display-name="ListLabel 23" style:family="text">
      <style:text-properties fo:language="ca" fo:country="ES" style:language-asian="en" style:country-asian="US" style:language-complex="ar" style:country-complex="SA"/>
    </style:style>
    <style:style style:name="ListLabel_20_24" style:display-name="ListLabel 24" style:family="text">
      <style:text-properties fo:language="ca" fo:country="ES" style:language-asian="en" style:country-asian="US" style:language-complex="ar" style:country-complex="SA"/>
    </style:style>
    <style:style style:name="ListLabel_20_25" style:display-name="ListLabel 25" style:family="text">
      <style:text-properties fo:language="ca" fo:country="ES" style:language-asian="en" style:country-asian="US" style:language-complex="ar" style:country-complex="SA"/>
    </style:style>
    <style:style style:name="ListLabel_20_26" style:display-name="ListLabel 26" style:family="text">
      <style:text-properties fo:language="ca" fo:country="ES" style:language-asian="en" style:country-asian="US" style:language-complex="ar" style:country-complex="SA"/>
    </style:style>
    <style:style style:name="ListLabel_20_27" style:display-name="ListLabel 27" style:family="text">
      <style:text-properties fo:language="ca" fo:country="E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1" text:start-value="3">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635cm" fo:margin-left="1.475cm"/>
        </style:list-level-properties>
        <style:text-properties style:font-name="Lucida Sans Unicode"/>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fo:text-indent="-0.423cm" fo:margin-left="2.371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423cm" fo:margin-left="4.106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423cm" fo:margin-left="5.842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423cm" fo:margin-left="7.578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423cm" fo:margin-left="9.31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423cm" fo:margin-left="11.04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423cm" fo:margin-left="12.785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423cm" fo:margin-left="1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475cm"/>
        </style:list-level-properties>
        <style:text-properties style:font-name="Lucida Sans Unicode"/>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1d2dce" officeooo:paragraph-rsid="001d2dce"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MP5" style:family="paragraph" style:parent-style-name="Text_20_body">
      <style:paragraph-properties fo:line-height="5%"/>
      <style:text-properties fo:font-size="10pt" style:font-size-asian="10pt"/>
    </style:style>
    <style:style style:name="MT1" style:family="text">
      <style:text-properties style:text-position="0% 100%" fo:font-size="14pt" fo:letter-spacing="-0.012cm" fo:font-weight="bold" officeooo:rsid="001c2da0" style:font-size-asian="14pt" style:font-weight-asian="bold"/>
    </style:style>
    <style:style style:name="MT2" style:family="text">
      <style:text-properties style:text-position="0% 100%" fo:font-size="14pt" fo:letter-spacing="-0.012cm" fo:font-weight="bold" officeooo:rsid="001d2dce" style:font-size-asian="14pt" style:font-weight-asian="bold"/>
    </style:style>
    <style:style style:name="MT3" style:family="text">
      <style:text-properties style:font-name="Arial" fo:font-size="14pt" fo:font-weight="bold" style:font-size-asian="14pt" style:font-weight-asian="bold"/>
    </style:style>
    <style:style style:name="MT4" style:family="text">
      <style:text-properties style:font-name="Arial" fo:font-size="14pt" fo:letter-spacing="-0.011cm" fo:font-weight="bold" style:font-size-asian="14pt" style:font-weight-asian="bold"/>
    </style:style>
    <style:style style:name="MT5" style:family="text">
      <style:text-properties style:font-name="Arial" fo:font-size="14pt" fo:font-style="italic" fo:font-weight="bold" style:font-size-asian="14pt" style:font-style-asian="italic" style:font-weight-asian="bold"/>
    </style:style>
    <style:style style:name="MT6" style:family="text">
      <style:text-properties style:font-name="Arial" fo:font-size="14pt" fo:font-style="italic" fo:font-weight="bold" officeooo:rsid="001d2dce" style:font-size-asian="14pt" style:font-style-asian="italic" style:font-weight-asian="bold"/>
    </style:style>
    <style:style style:name="MT7" style:family="text">
      <style:text-properties style:font-name="Arial" fo:font-size="14pt" fo:letter-spacing="-0.009cm" fo:font-style="italic" fo:font-weight="bold" style:font-size-asian="14pt" style:font-style-asian="italic" style:font-weight-asian="bold"/>
    </style:style>
    <style:style style:name="MT8" style:family="text">
      <style:text-properties style:font-name="Arial" fo:font-size="14pt" fo:letter-spacing="-0.012cm" fo:font-style="italic" fo:font-weight="bold" style:font-size-asian="14pt" style:font-style-asian="italic" style:font-weight-asian="bold"/>
    </style:style>
    <style:style style:name="MT9" style:family="text">
      <style:text-properties style:font-name="Arial" fo:font-size="14pt" fo:letter-spacing="-0.011cm" fo:font-style="italic" fo:font-weight="bold" style:font-size-asian="14pt" style:font-style-asian="italic" style:font-weight-asian="bold"/>
    </style:style>
    <style:style style:name="MT10" style:family="text">
      <style:text-properties fo:font-size="14pt" fo:font-weight="bold" style:font-size-asian="14pt" style:font-weight-asian="bold"/>
    </style:style>
    <style:style style:name="MT11" style:family="text">
      <style:text-properties fo:font-size="14pt" fo:font-weight="bold" officeooo:rsid="001d2dce" style:font-size-asian="14pt" style:font-weight-asian="bold"/>
    </style:style>
    <style:style style:name="MT12" style:family="text">
      <style:text-properties fo:font-size="14pt" fo:font-weight="bold" officeooo:rsid="001e05f2" style:font-size-asian="14pt" style:font-weight-asian="bold"/>
    </style:style>
    <style:style style:name="MT13" style:family="text">
      <style:text-properties fo:font-size="14pt" fo:letter-spacing="-0.011cm" fo:font-weight="bold" style:font-size-asian="14pt" style:font-weight-asian="bold"/>
    </style:style>
    <style:style style:name="MT14" style:family="text">
      <style:text-properties fo:font-size="14pt" fo:letter-spacing="-0.012cm" fo:font-weight="bold" style:font-size-asian="14pt" style:font-weight-asian="bold"/>
    </style:style>
    <style:style style:name="MT15" style:family="text">
      <style:text-properties fo:font-size="14pt" fo:letter-spacing="-0.009cm" fo:font-weight="bold" style:font-size-asian="14pt" style:font-weight-asian="bold"/>
    </style:style>
    <style:style style:name="MT16" style:family="text">
      <style:text-properties fo:font-size="14pt" fo:font-weight="bold" officeooo:rsid="001c2da0" style:font-size-asian="14pt" style:font-weight-asian="bold"/>
    </style:style>
    <style:style style:name="MT17" style:family="text">
      <style:text-properties style:text-position="super 58%" fo:font-size="14pt" fo:font-weight="bold" officeooo:rsid="001c2da0" style:font-size-asian="14pt" style:font-weight-asian="bold"/>
    </style:style>
    <style:style style:name="MT18" style:family="text">
      <style:text-properties style:text-position="super 58%" fo:font-size="14pt" fo:font-weight="bold" style:font-size-asian="14pt" style:font-weight-asian="bold"/>
    </style:style>
    <style:style style:name="MT19" style:family="text">
      <style:text-properties style:text-position="0% 100%" fo:font-size="14pt" fo:letter-spacing="-0.012cm" fo:font-weight="bold" style:font-size-asian="14pt" style:font-weight-asian="bold"/>
    </style:style>
    <style:style style:name="MT20" style:family="text">
      <style:text-properties style:text-position="0% 100%" fo:font-size="14pt" fo:font-weight="bold" style:font-size-asian="14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01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page-layout style:name="Mpm2">
      <style:page-layout-properties fo:page-width="21.59cm" fo:page-height="27.94cm" style:num-format="1" style:print-orientation="portrait" fo:margin-top="3.70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014cm" fo:margin-bottom="0.494cm" fo:margin-left="1.799cm" fo:margin-right="1.799cm" style:writing-mode="lr-tb" style:layout-grid-color="#c0c0c0" style:layout-grid-lines="237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2.471cm" svg:y="-0.037cm" svg:width="4.567cm" svg:height="0.626cm" draw:z-index="5"><draw:text-box><text:p text:style-name="MP2"><text:span text:style-name="MT1">Alfredo Fenollar </text:span><text:span text:style-name="MT2">Sala</text:span></text:p></draw:text-box></draw:frame><draw:frame draw:style-name="Mfr2" draw:name="Marco3" text:anchor-type="char" svg:x="1.969cm" svg:y="3.119cm" svg:width="9.834cm" svg:height="0.623cm" draw:z-index="8"><draw:text-box><text:p text:style-name="MP3"><text:span text:style-name="MT3">U1.</text:span><text:span text:style-name="MT4"> </text:span><text:span text:style-name="MT5">Identificació</text:span><text:span text:style-name="MT6">n</text:span><text:span text:style-name="MT7"> </text:span><text:span text:style-name="MT5">de</text:span><text:span text:style-name="MT8"> </text:span><text:span text:style-name="MT5">sistem</text:span><text:span text:style-name="MT6">a</text:span><text:span text:style-name="MT5">s</text:span><text:span text:style-name="MT9"> </text:span><text:span text:style-name="MT5">ERP/CRM</text:span></text:p></draw:text-box></draw:frame><draw:frame draw:style-name="Mfr2" draw:name="Marco2" text:anchor-type="char" svg:x="1.969cm" svg:y="1.986cm" svg:width="10.963cm" svg:height="0.69cm" draw:z-index="2"><draw:text-box><text:p text:style-name="MP4"><text:span text:style-name="MT10">M</text:span><text:span text:style-name="MT11">ó</text:span><text:span text:style-name="MT10">dul</text:span><text:span text:style-name="MT12">o</text:span><text:span text:style-name="MT10">:</text:span><text:span text:style-name="MT13"> </text:span><text:span text:style-name="MT10">Sistem</text:span><text:span text:style-name="MT11">a</text:span><text:span text:style-name="MT10">s</text:span><text:span text:style-name="MT14"> </text:span><text:span text:style-name="MT10">de</text:span><text:span text:style-name="MT13"> </text:span><text:span text:style-name="MT10">Gestió</text:span><text:span text:style-name="MT11">n</text:span><text:span text:style-name="MT15"> </text:span><text:span text:style-name="MT10">empresarial </text:span><text:span text:style-name="MT16">2</text:span><text:span text:style-name="MT17">n</text:span><text:span text:style-name="MT16"> DAM</text:span></text:p></draw:text-box></draw:frame></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5"><draw:frame draw:style-name="Mfr2" draw:name="Marco4" text:anchor-type="char" svg:x="1.969cm" svg:y="1.986cm" svg:width="8.285cm" svg:height="0.619cm" draw:z-index="0"><draw:text-box><text:p text:style-name="MP4"><text:span text:style-name="MT10">Mòdul:</text:span><text:span text:style-name="MT13"> </text:span><text:span text:style-name="MT10">Sistemes</text:span><text:span text:style-name="MT14"> </text:span><text:span text:style-name="MT10">de</text:span><text:span text:style-name="MT13"> </text:span><text:span text:style-name="MT10">Gestió</text:span><text:span text:style-name="MT15"> </text:span><text:span text:style-name="MT10">empresarial</text:span></text:p></draw:text-box></draw:frame><draw:frame draw:style-name="Mfr2" draw:name="Marco5" text:anchor-type="char" svg:x="15.727cm" svg:y="1.977cm" svg:width="3.11cm" svg:height="0.626cm" draw:z-index="0"><draw:text-box><text:p text:style-name="MP2"><text:span text:style-name="MT10">Curs:</text:span><text:span text:style-name="MT14"> </text:span><text:span text:style-name="MT10">2</text:span><text:span text:style-name="MT18">n</text:span><text:span text:style-name="MT19"> </text:span><text:span text:style-name="MT20">DAM</text:span></text:p></draw:text-box></draw:frame><draw:frame draw:style-name="Mfr2" draw:name="Marco6" text:anchor-type="char" svg:x="1.969cm" svg:y="3.119cm" svg:width="9.225cm" svg:height="0.623cm" draw:z-index="0"><draw:text-box><text:p text:style-name="MP3"><text:span text:style-name="MT3">U1.</text:span><text:span text:style-name="MT4"> </text:span><text:span text:style-name="MT5">Identificació</text:span><text:span text:style-name="MT7"> </text:span><text:span text:style-name="MT5">de</text:span><text:span text:style-name="MT8"> </text:span><text:span text:style-name="MT5">sistemes</text:span><text:span text:style-name="MT9"> </text:span><text:span text:style-name="MT5">ERP/CRM</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19:33</meta:creation-date>
    <dc:date>2021-09-22T19:28:09.821903948</dc:date>
    <meta:editing-duration>PT1H21M42S</meta:editing-duration>
    <meta:generator>LibreOffice/7.2.0.4$Linux_X86_64 LibreOffice_project/20$Build-4</meta:generator>
    <meta:editing-cycles>11</meta:editing-cycles>
    <meta:document-statistic meta:table-count="0" meta:image-count="0" meta:object-count="0" meta:page-count="3" meta:paragraph-count="45" meta:word-count="1014" meta:character-count="6855" meta:non-whitespace-character-count="5893"/>
    <meta:user-defined meta:name="AppVersion">12.0000</meta:user-defined>
    <meta:user-defined meta:name="Created" meta:value-type="date">2020-06-12T00:00:00</meta:user-defined>
    <meta:user-defined meta:name="Creator">Writer</meta:user-defined>
    <meta:user-defined meta:name="LastSaved" meta:value-type="date">2020-06-12T00:00:00</meta:user-defined>
    <meta:template xlink:type="simple" xlink:actuate="onRequest" xlink:title="Normal" xlink:href=""/>
  </office:meta>
</office:document-meta>
</file>